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微軟正黑體" svg:font-family="微軟正黑體" style:font-family-generic="system" style:font-pitch="variable"/>
    <style:font-face style:name="新細明體" svg:font-family="新細明體" style:font-family-generic="system" style:font-pitch="variable"/>
  </office:font-face-decls>
  <office:automatic-styles>
    <style:style style:name="P1" style:family="paragraph" style:parent-style-name="Standard">
      <style:paragraph-properties fo:text-align="center" style:justify-single-word="false"/>
      <style:text-properties fo:font-size="34.25pt" style:font-size-asian="30pt" style:font-size-complex="34.25pt"/>
    </style:style>
    <style:style style:name="P2" style:family="paragraph" style:parent-style-name="Standard">
      <style:paragraph-properties fo:text-align="center" style:justify-single-word="false"/>
      <style:text-properties fo:font-size="22.8500003814697pt" style:font-size-asian="20pt" style:font-size-complex="22.8500003814697pt"/>
    </style:style>
    <style:style style:name="P3" style:family="paragraph" style:parent-style-name="Standard">
      <style:paragraph-properties fo:text-align="start" style:justify-single-word="false"/>
      <style:text-properties fo:font-size="22.8500003814697pt" style:font-size-asian="20pt" style:font-size-complex="22.8500003814697pt"/>
    </style:style>
    <style:style style:name="P4" style:family="paragraph" style:parent-style-name="Standard">
      <style:paragraph-properties fo:text-align="start" style:justify-single-word="false"/>
      <style:text-properties fo:font-size="13.6999998092651pt" style:font-size-asian="12pt" style:font-size-complex="13.6999998092651pt"/>
    </style:style>
    <style:style style:name="P5" style:family="paragraph" style:parent-style-name="Standard">
      <style:paragraph-properties fo:text-align="start" style:justify-single-word="false"/>
      <style:text-properties fo:font-size="13.6999998092651pt" officeooo:paragraph-rsid="001878f3" style:font-size-asian="12pt" style:font-size-complex="13.6999998092651pt"/>
    </style:style>
    <style:style style:name="P6" style:family="paragraph" style:parent-style-name="Standard">
      <style:paragraph-properties fo:text-align="start" style:justify-single-word="false"/>
      <style:text-properties fo:font-size="13.6999998092651pt" officeooo:paragraph-rsid="00191fc0" style:font-size-asian="12pt" style:font-size-complex="13.6999998092651pt"/>
    </style:style>
    <style:style style:name="P7" style:family="paragraph" style:parent-style-name="Standard">
      <style:paragraph-properties fo:text-align="start" style:justify-single-word="false"/>
      <style:text-properties fo:font-size="13.6999998092651pt" officeooo:paragraph-rsid="001abbfa" style:font-size-asian="12pt" style:font-size-complex="13.6999998092651pt"/>
    </style:style>
    <style:style style:name="P8" style:family="paragraph" style:parent-style-name="Standard">
      <style:paragraph-properties fo:text-align="start" style:justify-single-word="false"/>
      <style:text-properties fo:font-size="13.6999998092651pt" officeooo:rsid="00189d66" officeooo:paragraph-rsid="00191fc0" style:font-size-asian="12pt" style:font-size-complex="13.6999998092651pt"/>
    </style:style>
    <style:style style:name="P9" style:family="paragraph" style:parent-style-name="Standard">
      <style:paragraph-properties fo:text-align="start" style:justify-single-word="false"/>
      <style:text-properties fo:font-size="13.6999998092651pt" officeooo:rsid="00189d66" officeooo:paragraph-rsid="001abbfa" style:font-size-asian="12pt" style:font-size-complex="13.6999998092651pt"/>
    </style:style>
    <style:style style:name="P10" style:family="paragraph" style:parent-style-name="Standard">
      <style:paragraph-properties fo:text-align="start" style:justify-single-word="false"/>
      <style:text-properties fo:font-size="13.6999998092651pt" officeooo:rsid="0017283a" officeooo:paragraph-rsid="001878f3" style:font-size-asian="12pt" style:font-size-complex="13.6999998092651pt"/>
    </style:style>
    <style:style style:name="P11" style:family="paragraph" style:parent-style-name="Standard">
      <style:paragraph-properties fo:text-align="start" style:justify-single-word="false"/>
      <style:text-properties fo:font-size="13.6999998092651pt" officeooo:rsid="0017283a" officeooo:paragraph-rsid="001abbfa" style:font-size-asian="12pt" style:font-size-complex="13.6999998092651pt"/>
    </style:style>
    <style:style style:name="P12" style:family="paragraph" style:parent-style-name="Standard">
      <style:paragraph-properties fo:text-align="start" style:justify-single-word="false"/>
      <style:text-properties fo:font-size="13.6999998092651pt" officeooo:rsid="001878f3" officeooo:paragraph-rsid="001abbfa" style:font-size-asian="12pt" style:font-size-complex="13.6999998092651pt"/>
    </style:style>
    <style:style style:name="P13" style:family="paragraph" style:parent-style-name="Standard">
      <style:paragraph-properties fo:text-align="start" style:justify-single-word="false"/>
      <style:text-properties fo:font-size="13.6999998092651pt" officeooo:rsid="00189d66" officeooo:paragraph-rsid="00191fc0" style:font-size-asian="12pt" style:font-size-complex="13.6999998092651pt"/>
    </style:style>
    <style:style style:name="T1" style:family="text">
      <style:text-properties officeooo:rsid="0017283a"/>
    </style:style>
    <style:style style:name="T2" style:family="text">
      <style:text-properties officeooo:rsid="001878f3"/>
    </style:style>
    <style:style style:name="T3" style:family="text">
      <style:text-properties officeooo:rsid="00189d66"/>
    </style:style>
    <style:style style:name="T4" style:family="text">
      <style:text-properties officeooo:rsid="00191fc0"/>
    </style:style>
    <style:style style:name="T5" style:family="text">
      <style:text-properties officeooo:rsid="0021810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W3排7</text:p>
      <text:p text:style-name="P2"/>
      <text:p text:style-name="P3">遊玩方式 :</text:p>
      <text:p text:style-name="P4">1.一開始若上一次未玩完會詢問是否繼續上一局若沒有則開始新的一局輸入玩家總人數(2-52)。<text:line-break/>2.玩家會這裡會直接設定為第1位置。</text:p>
      <text:p text:style-name="P4">3.遊戲開始後會直接進行第一輪，因為黑桃7要先出，所以這裡會直接找到黑桃7在誰那，並將其出至場上，並處理完其往後順位電腦的出牌(假設總共有5位玩家，也就是一位玩家外，還包含4個電腦，若電腦2有黑陶7則將其出至場上，並同時完成電腦3和電腦4的出牌)</text:p>
      <text:p text:style-name="P4">4.進行到第二輪後，會以玩家為第一個出牌者，玩家會由程式內部決定是可以出牌(player sends(Suit:Spade,Heart,Diamond,Club)(Number:1-13) : )，還是只能蓋牌(player folds(Suit:Spade,Heart,Diamond,Club)(Number:1-13) : ) )，選擇牌後(會輸入花色，第一個字母要大寫!!!!!，並換行或空白鍵後輸入數字)，程式內部會進行偵錯，若是可以出牌或蓋牌則程式會將這輪其他電腦的出牌完成，並重新顯示場上目前的牌以及玩家目前剩餘的手牌。</text:p>
      <text:p text:style-name="P4">5.結束後，會顯示玩家及電腦各自的總蓋牌點數，會顯示總點數最小者獲勝。</text:p>
      <text:p text:style-name="P4"/>
      <text:p text:style-name="P3">程式說明:</text:p>
      <text:p text:style-name="P4"/>
      <text:p text:style-name="P4"/>
      <text:p text:style-name="P4">玩家的程式內部程序:void Run() ---&gt; bool Deal(int) <text:s/>---&gt; void Run() ---&gt; bool ChooseCard(int ,pair&lt;int,int&gt;) <text:s/><text:span text:style-name="T1">or bool FoldCard(int ,pair&lt;int,int&gt;) ---&gt; void Run()</text:span></text:p>
      <text:p text:style-name="P4"/>
      <text:p text:style-name="P4">電腦的程式內部處理程序 :void Run() ---&gt; bool Deal(int) ---&gt; void Run()</text:p>
      <text:p text:style-name="P4"/>
      <text:p text:style-name="P4">vector&lt;pair&lt;int,int&gt; &gt; <text:span text:style-name="T2">first 是花色 second 是數字</text:span></text:p>
      <text:p text:style-name="P4"/>
      <text:p text:style-name="P4">map&lt;string,int&gt; Suit;</text:p>
      <text:p text:style-name="P4">Suit["Spade"]=1;</text:p>
      <text:p text:style-name="P4">Suit["Heart"]=2;</text:p>
      <text:p text:style-name="P4">Suit["Diamond"]=3;</text:p>
      <text:p text:style-name="P4">Suit["Club"]=4;</text:p>
      <text:p text:style-name="P4"/>
      <text:p text:style-name="P5">int field[3][4] 場上的牌</text:p>
      <text:p text:style-name="P5"><text:span text:style-name="T2">int </text:span>PlayerNum 玩家總數</text:p>
      <text:p text:style-name="P5"><text:span text:style-name="T2">int t</text:span>otal[52] <text:s/>每個玩家的點數</text:p>
      <text:p text:style-name="P5"/>
      <text:p text:style-name="P7">vector&lt;pair&lt;int,int&gt; &gt; player[52]//玩家的手牌</text:p>
      <text:p text:style-name="P7">vector&lt;pair&lt;int,int&gt; &gt; canthrow[52]//暫時儲存能出的牌</text:p>
      <text:p text:style-name="P7">vector&lt;pair&lt;int,int&gt; &gt; fold[52]//暫時儲存蓋牌的牌</text:p>
      <text:p text:style-name="P7">vector&lt;pair&lt;int,int&gt; &gt; NumberOfCard //將每張牌編號並洗牌後發放給玩家</text:p>
      <text:p text:style-name="P7"><text:soft-page-break/></text:p>
      <text:p text:style-name="P4">1.bool Deal(int) :</text:p>
      <text:p text:style-name="P4">A.每個回合，將每個電腦和玩家的手牌中可以出牌的丟到各自的canthrow 這個動態陣列裡</text:p>
      <text:p text:style-name="P4">不能出的牌丟到各自的fold裡，並且排序。</text:p>
      <text:p text:style-name="P4"/>
      <text:p text:style-name="P4"/>
      <text:p text:style-name="P4"/>
      <text:p text:style-name="P5">B.對於玩家 : 判定是否能出牌，若手牌沒有牌出也就是canthrow=<text:span text:style-name="T2">empty</text:span>，則 return false ，並顯示player folds(Suit:Spade,Heart,Diamond,Club)(Number:1-13) : )。</text:p>
      <text:p text:style-name="P5">若能出牌<text:span text:style-name="T1">也就是canthrow!=empty</text:span>，則<text:span text:style-name="T1">return true，並顯示player sends(Suit:Spade,Heart,Diamond,Club)(Number:1-13) :</text:span></text:p>
      <text:p text:style-name="P5"/>
      <text:p text:style-name="P10">C於電腦 : <text:s/>若手牌沒有牌出也就是canthrow=empty，則 return false，若能出牌也就是canthrow!=empty，則return true</text:p>
      <text:p text:style-name="P5"/>
      <text:p text:style-name="P5">2.void Run():</text:p>
      <text:p text:style-name="P5">***********在每輪的一開始會將上一局完幾位玩家、每個玩家的手牌、場上的牌，以及每位玩家的蓋牌點數存在C<text:span text:style-name="T5">ard.txt檔</text:span>中，並且同時會對資料進行另一層運算存到<text:span text:style-name="T5">secret.txt檔中，用來防止其他人由外部竄改Card.txt檔中的數字!!!!************************</text:span></text:p>
      <text:p text:style-name="P8"/>
      <text:p text:style-name="P8">A.</text:p>
      <text:p text:style-name="P6">這裡會分為第一輪(找黑桃7) 和 第二輪之後，並且將玩家和電腦分開處理 。</text:p>
      <text:p text:style-name="P6">第一回合為找黑桃7在誰那，並將其出至場上，並處理完其往後順位電腦的出牌(假設總共有5位玩家，也就是一位玩家外，還包含4個電腦，若電腦2有黑陶7則將其出至場上，並同時完成電腦3和電腦4的出牌)</text:p>
      <text:p text:style-name="P6">第二回合開始後每個回合的一開始每個電腦和玩家會先進入bool Deal(int)判斷<text:span text:style-name="T2">true or false 。</text:span></text:p>
      <text:p text:style-name="P6">每個回合結束後輸出結果void PrintHuman();//人的手牌</text:p>
      <text:p text:style-name="P6"><text:s text:c="4"/><text:tab/><text:tab/><text:tab/><text:tab/><text:tab/><text:tab/> <text:s/>void PrintField();//場上的牌</text:p>
      <text:p text:style-name="P6"/>
      <text:p text:style-name="P6">會持續出牌的while迴圈直到玩家沒有手牌時離開此迴圈並進入void Finish()。</text:p>
      <text:p text:style-name="P5"/>
      <text:p text:style-name="P7"><text:span text:style-name="T3">B.</text:span>對於玩家 : </text:p>
      <text:p text:style-name="P7"/>
      <text:p text:style-name="P7">return false ，則顯示player folds(Suit:Spade,Heart,Diamond,Club)(Number:1-13) : ) 並會輸入花色和數字，並進入 bool FoldCard(int ,pair&lt;int,int&gt;)去判斷手牌是否有相對應的牌，</text:p>
      <text:p text:style-name="P7">若有則<text:span text:style-name="T2">return true，並更改 field[3][4] 場上的牌和減少player[0]自己的手牌，最後再將canthrow 和fold 動態陣列清空</text:span></text:p>
      <text:p text:style-name="P12">若沒有則return false 並繼續選擇其他可出的牌，最後再將canthrow 和fold 動態陣列清空</text:p>
      <text:p text:style-name="P7"/>
      <text:p text:style-name="P11">return true，則顯示player sends(Suit:Spade,Heart,Diamond,Club)(Number:1-13) :</text:p>
      <text:p text:style-name="P5">並會輸入花色和數字，並進入bool ChooseCard(int ,pair&lt;int,int&gt;)</text:p>
      <text:p text:style-name="P7">去判斷手牌是否有相對應的牌，</text:p>
      <text:p text:style-name="P7">若有則<text:span text:style-name="T2">return true，減少player[0]自己的手牌，最後再將canthrow 和fold 動態陣列清空</text:span></text:p>
      <text:p text:style-name="P12">沒有則return false 並繼續選擇其他可出的牌。最後再將canthrow 和fold 動態陣列清空</text:p>
      <text:p text:style-name="P12"><text:soft-page-break/></text:p>
      <text:p text:style-name="P12">*******************如果不想玩則輸入0則會結束程式!!!!!*********************</text:p>
      <text:p text:style-name="P4"/>
      <text:p text:style-name="P8">C.對於電腦 :若此電腦手牌!=<text:span text:style-name="T4">empty 則進入bool Deal(int) </text:span></text:p>
      <text:p text:style-name="P9">若return false ，則會選擇fold動態陣列裡的第0個位置裡的牌蓋牌，<text:span text:style-name="T2">減少player[i]自己的手牌，最後再將canthrow 和fold 動態陣列清空</text:span></text:p>
      <text:p text:style-name="P8"/>
      <text:p text:style-name="P9"><text:span text:style-name="T1">若return true，</text:span>則會選擇canthrow 動態陣列裡的第0個位置裡的牌出牌。<text:span text:style-name="T2">減少player[i]自己的手牌並更改 field[3][4] 場上的牌，最後再將canthrow 和fold 動態陣列清空</text:span></text:p>
      <text:p text:style-name="P8"/>
      <text:p text:style-name="P8">3.void PrintHuman();//人的手牌</text:p>
      <text:p text:style-name="P8"><text:s text:c="4"/>void PrintField();//場上的牌</text:p>
      <text:p text:style-name="P8"/>
      <text:p text:style-name="P8">4.void Finish() //結算點數</text:p>
      <text:p text:style-name="P8"/>
      <text:p text:style-name="P8">5.void read()；//讀檔，如果有上一局的紀錄，則會call <text:s/>Card()這個建構子，而這個建構子會讀取上一場的資料到每個變數裡。</text:p>
      <text:p text:style-name="P8"/>
      <text:p text:style-name="P8">這裡會讀兩個檔</text:p>
      <text:p text:style-name="P8">一個是<text:span text:style-name="T5">Card.txt檔裡的內容</text:span></text:p>
      <text:p text:style-name="P8">一個是<text:span text:style-name="T5">secret.txt檔裡的內容</text:span></text:p>
      <text:p text:style-name="P8">如果secret.<text:span text:style-name="T5">txt</text:span>的內容解碼後和Card.txt檔不同則會輸出<text:span text:style-name="T5">the data has been destroyed 並直接重新一局遊戲</text:span></text:p>
      <text:p text:style-name="P8"/>
      <text:p text:style-name="P8"/>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微軟正黑體" svg:font-family="微軟正黑體" style:font-family-generic="system" style:font-pitch="variable"/>
    <style:font-face style:name="新細明體" svg:font-family="新細明體"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新細明體" style:font-size-asian="10.5pt" style:language-asian="zh" style:country-asian="TW"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新細明體" style:font-size-asian="10.5pt" style:language-asian="zh" style:country-asian="TW"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微軟正黑體" style:font-family-asian="微軟正黑體"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5-14T01:25:26.215000000</meta:creation-date>
    <dc:date>2020-06-04T02:21:20.662000000</dc:date>
    <meta:editing-duration>PT12M31S</meta:editing-duration>
    <meta:editing-cycles>3</meta:editing-cycles>
    <meta:generator>LibreOffice/6.4.2.2$Windows_x86 LibreOffice_project/4e471d8c02c9c90f512f7f9ead8875b57fcb1ec3</meta:generator>
    <meta:document-statistic meta:table-count="0" meta:image-count="0" meta:object-count="0" meta:page-count="3" meta:paragraph-count="58" meta:word-count="1440" meta:character-count="3010" meta:non-whitespace-character-count="2846"/>
  </office:meta>
</office:document-meta>
</file>